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umnado información:</text:p>
      <text:p text:style-name="Standard"/>
      <text:list xml:id="list7108451749679557595" text:style-name="L1">
        <text:list-item>
          <text:p text:style-name="P1">Calendario</text:p>
        </text:list-item>
        <text:list-item>
          <text:p text:style-name="P1">hora diaria de actividad</text:p>
        </text:list-item>
        <text:list-item>
          <text:p text:style-name="P1">transporte</text:p>
        </text:list-item>
        <text:list-item>
          <text:p text:style-name="P1">seguro</text:p>
        </text:list-item>
        <text:list-item>
          <text:p text:style-name="P1">normas alumno</text:p>
        </text:list-item>
        <text:list-item>
          <text:p text:style-name="P1">empresa , tutor de empresa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8:36:20.104611541</meta:creation-date>
    <dc:date>2017-03-03T18:38:14.667344134</dc:date>
    <meta:editing-duration>PT1M54S</meta:editing-duration>
    <meta:editing-cycles>1</meta:editing-cycles>
    <meta:document-statistic meta:table-count="0" meta:image-count="0" meta:object-count="0" meta:page-count="1" meta:paragraph-count="8" meta:word-count="23" meta:character-count="117" meta:non-whitespace-character-count="108"/>
    <meta:generator>LibreOffice/5.1.4.2$Linux_X86_64 LibreOffice_project/10m0$Build-2</meta:generator>
  </office:meta>
</office:document-meta>
</file>